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Google Sans" svg:font-family="'Google Sans', arial, sans-serif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List_20_Paragraph" style:list-style-name="WWNum2"/>
    <style:style style:name="P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4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</style:style>
    <style:style style:name="P5" style:family="paragraph" style:parent-style-name="List_20_Paragraph" style:list-style-name="WWNum5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132ceb"/>
    </style:style>
    <style:style style:name="P6" style:family="paragraph" style:parent-style-name="List_20_Paragraph">
      <style:paragraph-properties fo:margin-left="1.27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</style:style>
    <style:style style:name="P7" style:family="paragraph" style:parent-style-name="List_20_Paragraph" style:list-style-name="WWNum5">
      <style:paragraph-properties fo:margin-left="0cm" fo:margin-right="0cm" fo:margin-top="0cm" fo:margin-bottom="0cm" style:contextual-spacing="true" fo:line-height="150%" fo:text-align="center" style:justify-single-word="false" fo:text-indent="0cm" style:auto-text-indent="false">
        <style:tab-stops>
          <style:tab-stop style:position="6.267cm"/>
        </style:tab-stops>
      </style:paragraph-properties>
      <style:text-properties officeooo:paragraph-rsid="00132ceb"/>
    </style:style>
    <style:style style:name="P8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9" style:family="paragraph" style:parent-style-name="List_20_Paragraph" style:list-style-name="WWNum2">
      <style:text-properties officeooo:rsid="0013030c" officeooo:paragraph-rsid="0013030c"/>
    </style:style>
    <style:style style:name="P10" style:family="paragraph" style:parent-style-name="List_20_Paragraph" style:list-style-name="WWNum4">
      <style:text-properties officeooo:rsid="0013030c" officeooo:paragraph-rsid="0013030c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13030c" officeooo:paragraph-rsid="0013030c"/>
    </style:style>
    <style:style style:name="P12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officeooo:rsid="00138e87" officeooo:paragraph-rsid="00138e87"/>
    </style:style>
    <style:style style:name="P13" style:family="paragraph" style:parent-style-name="List_20_Paragraph" style:list-style-name="WWNum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font-weight="bold" officeooo:rsid="00138e87" officeooo:paragraph-rsid="00138e87" style:font-weight-asian="bold" style:font-weight-complex="bold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 style:master-page-name="First_20_Page">
      <style:paragraph-properties fo:text-align="center" style:justify-single-word="false" style:page-number="auto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14pt" style:font-size-asian="14pt" style:font-name-complex="Times New Roman2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top="0cm" fo:margin-bottom="0cm" style:contextual-spacing="false" style:line-height-at-least="0.609cm"/>
      <style:text-properties style:font-name="Times New Roman1" fo:font-size="14pt" fo:language="en" fo:country="US" officeooo:paragraph-rsid="00132ceb" style:font-size-asian="14pt" style:font-name-complex="Times New Roman2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1" style:font-name-asian="Times New Roman2" style:font-name-complex="Times New Roman2"/>
    </style:style>
    <style:style style:name="P24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Droid Sans Mono" fo:font-size="12.75pt" fo:font-weight="normal" fo:background-color="transparent"/>
    </style:style>
    <style:style style:name="P25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Droid Sans Mono" fo:font-size="12.75pt" fo:font-weight="normal" officeooo:rsid="00132ceb" officeooo:paragraph-rsid="00132ceb" fo:background-color="transparent" style:font-weight-asian="bold" style:font-weight-complex="bold"/>
    </style:style>
    <style:style style:name="P26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fo:background-color="transparent"/>
    </style:style>
    <style:style style:name="P27" style:family="paragraph" style:parent-style-name="Standard">
      <style:text-properties fo:color="#000000" loext:opacity="100%" fo:background-color="transparent"/>
    </style:style>
    <style:style style:name="P28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2.75pt" fo:font-weight="normal" fo:background-color="transparent"/>
    </style:style>
    <style:style style:name="P29" style:family="paragraph" style:parent-style-name="Standard">
      <style:paragraph-properties fo:margin-top="0cm" fo:margin-bottom="0cm" style:contextual-spacing="false" style:line-height-at-least="0.609cm"/>
      <style:text-properties fo:color="#000000" loext:opacity="100%" style:font-name="Times New Roman" fo:font-size="12.75pt" fo:font-weight="bold" officeooo:rsid="00132ceb" officeooo:paragraph-rsid="00132ceb" fo:background-color="transparent" style:font-weight-asian="bold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31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33" style:family="paragraph" style:parent-style-name="Standard">
      <style:paragraph-properties fo:margin-top="0cm" fo:margin-bottom="0cm" style:contextual-spacing="false" fo:line-height="100%"/>
    </style:style>
    <style:style style:name="P34" style:family="paragraph" style:parent-style-name="Standard">
      <style:paragraph-properties fo:margin-top="0cm" fo:margin-bottom="0cm" style:contextual-spacing="false"/>
    </style:style>
    <style:style style:name="P35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</style:style>
    <style:style style:name="P36" style:family="paragraph" style:parent-style-name="Standard">
      <style:paragraph-properties fo:line-height="150%" fo:text-align="center" style:justify-single-word="false"/>
    </style:style>
    <style:style style:name="P37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officeooo:paragraph-rsid="0013030c"/>
    </style:style>
    <style:style style:name="P38" style:family="paragraph" style:parent-style-name="Standard">
      <style:paragraph-properties fo:margin-left="-1.501cm" fo:margin-right="0cm" fo:margin-top="0cm" fo:margin-bottom="0cm" style:contextual-spacing="false" fo:line-height="150%" fo:text-align="justify" style:justify-single-word="false" fo:text-indent="1.886cm" style:auto-text-indent="false">
        <style:tab-stops>
          <style:tab-stop style:position="6.267cm"/>
        </style:tab-stops>
      </style:paragraph-properties>
    </style:style>
    <style:style style:name="P39" style:family="paragraph" style:parent-style-name="Standard">
      <style:text-properties fo:language="en" fo:country="US" fo:font-weight="bold" style:font-weight-asian="bold" style:font-weight-complex="bold"/>
    </style:style>
    <style:style style:name="P40" style:family="paragraph" style:parent-style-name="Standard">
      <style:paragraph-properties fo:text-align="center" style:justify-single-word="false"/>
      <style:text-properties officeooo:rsid="0013030c" officeooo:paragraph-rsid="0013030c"/>
    </style:style>
    <style:style style:name="P41" style:family="paragraph" style:parent-style-name="Standard">
      <style:text-properties officeooo:paragraph-rsid="0013030c"/>
    </style:style>
    <style:style style:name="P42" style:family="paragraph" style:parent-style-name="Standard">
      <style:paragraph-properties fo:line-height="150%" fo:text-align="start" style:justify-single-word="false"/>
      <style:text-properties fo:font-weight="normal" officeooo:rsid="00132ceb" officeooo:paragraph-rsid="00132ceb" fo:background-color="transparent" style:font-weight-asian="normal" style:font-weight-complex="normal"/>
    </style:style>
    <style:style style:name="P43" style:family="paragraph" style:parent-style-name="Standard">
      <style:paragraph-properties fo:margin-top="0cm" fo:margin-bottom="0cm" style:contextual-spacing="false" style:line-height-at-least="0cm"/>
      <style:text-properties fo:font-weight="bold" officeooo:rsid="00132ceb" officeooo:paragraph-rsid="00132ceb" fo:background-color="transparent" style:font-weight-asian="bold" style:font-weight-complex="bold"/>
    </style:style>
    <style:style style:name="P44" style:family="paragraph" style:parent-style-name="Standard">
      <style:paragraph-properties fo:margin-top="0cm" fo:margin-bottom="0cm" style:contextual-spacing="false" style:line-height-at-least="0cm"/>
      <style:text-properties officeooo:rsid="00132ceb" officeooo:paragraph-rsid="00132ceb" fo:background-color="transparent"/>
    </style:style>
    <style:style style:name="P45" style:family="paragraph" style:parent-style-name="Standard">
      <style:text-properties officeooo:rsid="00132ceb" officeooo:paragraph-rsid="00132ceb"/>
    </style:style>
    <style:style style:name="T1" style:family="text">
      <style:text-properties style:font-name="Times New Roman1" fo:font-size="14pt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13030c" style:font-size-asian="14pt" style:font-name-complex="Times New Roman2" style:font-size-complex="14pt"/>
    </style:style>
    <style:style style:name="T3" style:family="text">
      <style:text-properties style:font-name="Times New Roman1" fo:font-size="14pt" officeooo:rsid="00132ceb" style:font-size-asian="14pt" style:font-name-complex="Times New Roman2" style:font-size-complex="14pt"/>
    </style:style>
    <style:style style:name="T4" style:family="text">
      <style:text-properties style:font-name="Times New Roman1" fo:font-size="14pt" fo:font-weight="bold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style:font-size-asian="14pt" style:font-weight-asian="bold" style:font-name-complex="Times New Roman2" style:font-size-complex="14pt" style:font-weight-complex="bold"/>
    </style:style>
    <style:style style:name="T6" style:family="text">
      <style:text-properties style:font-name="Times New Roman1" fo:font-size="14pt" fo:font-weight="bold" officeooo:rsid="0013030c" style:font-size-asian="14pt" style:font-weight-asian="bold" style:font-name-complex="Times New Roman2" style:font-size-complex="14pt"/>
    </style:style>
    <style:style style:name="T7" style:family="text">
      <style:text-properties style:font-name="Times New Roman1" fo:font-size="14pt" fo:font-weight="bold" officeooo:rsid="00132ceb" style:font-size-asian="14pt" style:font-weight-asian="bold" style:font-name-complex="Times New Roman2" style:font-size-complex="14pt"/>
    </style:style>
    <style:style style:name="T8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Times New Roman1" fo:font-size="14pt" fo:language="en" fo:country="US" style:font-size-asian="14pt" style:font-name-complex="Times New Roman2" style:font-size-complex="14pt"/>
    </style:style>
    <style:style style:name="T10" style:family="text">
      <style:text-properties style:font-name="Times New Roman1" fo:font-size="14pt" fo:language="en" fo:country="US" style:font-size-asian="14pt" style:font-name-complex="Times New Roman2" style:font-size-complex="14pt" style:font-weight-complex="bold"/>
    </style:style>
    <style:style style:name="T11" style:family="text">
      <style:text-properties style:font-name="Times New Roman1" fo:font-size="14pt" fo:language="en" fo:country="US" officeooo:rsid="0013030c" style:font-size-asian="14pt" style:font-name-complex="Times New Roman2" style:font-size-complex="14pt"/>
    </style:style>
    <style:style style:name="T12" style:family="text">
      <style:text-properties style:font-name="Times New Roman1" fo:font-size="14pt" fo:language="en" fo:country="US" officeooo:rsid="00132ceb" style:font-size-asian="14pt" style:font-name-complex="Times New Roman2" style:font-size-complex="14pt"/>
    </style:style>
    <style:style style:name="T13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/>
    </style:style>
    <style:style style:name="T14" style:family="text">
      <style:text-properties style:font-name="Times New Roman1" fo:font-size="14pt" fo:language="en" fo:country="US" fo:font-weight="bold" style:font-size-asian="14pt" style:font-weight-asian="bold" style:font-name-complex="Times New Roman2" style:font-size-complex="14pt" style:font-weight-complex="bold"/>
    </style:style>
    <style:style style:name="T15" style:family="text">
      <style:text-properties style:font-name="Times New Roman1" fo:font-size="14pt" fo:language="en" fo:country="US" fo:font-weight="bold" officeooo:rsid="0013030c" style:font-size-asian="14pt" style:font-weight-asian="bold" style:font-name-complex="Times New Roman2" style:font-size-complex="14pt" style:font-weight-complex="bold"/>
    </style:style>
    <style:style style:name="T16" style:family="text">
      <style:text-properties style:font-name="Times New Roman1" fo:font-size="14pt" fo:language="en" fo:country="US" fo:font-weight="bold" officeooo:rsid="00132ceb" style:font-size-asian="14pt" style:font-weight-asian="bold" style:font-name-complex="Times New Roman2" style:font-size-complex="14pt"/>
    </style:style>
    <style:style style:name="T17" style:family="text">
      <style:text-properties style:font-name="Times New Roman1" fo:font-size="14pt" fo:language="en" fo:country="US" fo:font-weight="bold" style:font-name-asian="F" style:font-size-asian="14pt" style:font-weight-asian="bold" style:font-name-complex="Times New Roman2" style:font-size-complex="14pt" style:font-weight-complex="bold"/>
    </style:style>
    <style:style style:name="T18" style:family="text">
      <style:text-properties style:font-name="Times New Roman1" fo:font-size="14pt" fo:language="en" fo:country="US" fo:font-weight="normal" style:font-name-asian="F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font-name="Times New Roman1" fo:font-size="14pt" fo:language="en" fo:country="US" fo:font-weight="normal" style:font-name-asian="F" style:font-size-asian="14pt" style:font-weight-asian="normal" style:font-name-complex="Times New Roman2" style:font-size-complex="14pt" style:font-weight-complex="normal" fo:background-color="#ffff00"/>
    </style:style>
    <style:style style:name="T20" style:family="text">
      <style:text-properties style:font-name="Times New Roman1" fo:font-size="14pt" fo:language="en" fo:country="US" fo:font-weight="normal" style:font-name-asian="F" style:font-size-asian="14pt" style:language-asian="ru" style:country-asian="RU" style:font-weight-asian="normal" style:font-name-complex="Times New Roman2" style:font-size-complex="14pt" style:font-weight-complex="normal" fo:background-color="#ffff00"/>
    </style:style>
    <style:style style:name="T21" style:family="text">
      <style:text-properties style:font-name="Times New Roman1" fo:font-size="14pt" fo:language="en" fo:country="US" fo:font-weight="normal" style:font-size-asian="14pt" style:font-name-complex="Times New Roman2" style:font-size-complex="14pt" style:font-weight-complex="bold"/>
    </style:style>
    <style:style style:name="T22" style:family="text">
      <style:text-properties style:font-name="Times New Roman1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23" style:family="text">
      <style:text-properties style:font-name="Times New Roman1" fo:font-size="14pt" fo:language="en" fo:country="US" style:font-name-asian="F" style:font-size-asian="14pt" style:font-name-complex="Times New Roman2" style:font-size-complex="14pt"/>
    </style:style>
    <style:style style:name="T24" style:family="text">
      <style:text-properties style:font-name="Times New Roman1" fo:font-size="14pt" fo:language="en" fo:country="US" officeooo:rsid="00132ceb" style:font-name-asian="F" style:font-size-asian="14pt" style:font-name-complex="Times New Roman2" style:font-size-complex="14pt"/>
    </style:style>
    <style:style style:name="T25" style:family="text">
      <style:text-properties style:font-name="Times New Roman1" fo:font-size="14pt" fo:language="en" fo:country="US" officeooo:rsid="00138e87" style:font-name-asian="F" style:font-size-asian="14pt" style:font-name-complex="Times New Roman2" style:font-size-complex="14pt"/>
    </style:style>
    <style:style style:name="T26" style:family="text">
      <style:text-properties style:font-name="Times New Roman1" fo:font-size="14pt" fo:language="ru" fo:country="RU" fo:font-weight="normal" style:font-name-asian="F" style:font-size-asian="14pt" style:font-weight-asian="normal" style:font-name-complex="Times New Roman2" style:font-size-complex="14pt" style:font-weight-complex="normal" fo:background-color="#ffff00"/>
    </style:style>
    <style:style style:name="T27" style:family="text">
      <style:text-properties style:font-name="Times New Roman1" fo:font-size="14pt" fo:language="ru" fo:country="RU" fo:font-weight="normal" style:font-name-asian="F" style:font-size-asian="14pt" style:language-asian="ru" style:country-asian="RU" style:font-weight-asian="normal" style:font-name-complex="Times New Roman2" style:font-size-complex="14pt" style:font-weight-complex="normal" fo:background-color="#ffff00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1" fo:font-size="14pt" officeooo:rsid="0013030c" style:font-name-asian="Times New Roman2" style:font-size-asian="14pt" style:font-name-complex="Times New Roman2" style:font-size-complex="14pt"/>
    </style:style>
    <style:style style:name="T31" style:family="text">
      <style:text-properties fo:color="#000000" loext:opacity="100%" style:font-name="Times New Roman1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32" style:family="text">
      <style:text-properties fo:color="#000000" loext:opacity="100%" style:font-name="Times New Roman1" fo:font-size="14pt" fo:language="en" fo:country="US" officeooo:rsid="0013030c" style:font-name-asian="Times New Roman2" style:font-size-asian="14pt" style:language-asian="ru" style:country-asian="RU" style:font-name-complex="Times New Roman2" style:font-size-complex="14pt"/>
    </style:style>
    <style:style style:name="T33" style:family="text">
      <style:text-properties fo:color="#000000" loext:opacity="100%" style:font-name="Times New Roman1" fo:font-size="14pt" fo:language="en" fo:country="US" style:font-name-asian="Times New Roman2" style:font-size-asian="14pt" style:font-name-complex="Times New Roman2" style:font-size-complex="14pt"/>
    </style:style>
    <style:style style:name="T34" style:family="text">
      <style:text-properties fo:color="#000000" loext:opacity="100%" style:font-name="Times New Roman1" fo:font-size="14pt" fo:language="en" fo:country="US" officeooo:rsid="0013030c" style:font-name-asian="Times New Roman2" style:font-size-asian="14pt" style:font-name-complex="Times New Roman2" style:font-size-complex="14pt"/>
    </style:style>
    <style:style style:name="T35" style:family="text">
      <style:text-properties fo:color="#000000" loext:opacity="100%" style:font-name="Times New Roman1" fo:font-size="14pt" fo:language="en" fo:country="US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36" style:family="text">
      <style:text-properties fo:color="#000000" loext:opacity="100%" style:font-name="Times New Roman1" fo:font-size="14pt" fo:language="ru" fo:country="RU" officeooo:rsid="0013030c" fo:background-color="transparent" loext:char-shading-value="0" style:font-name-asian="Times New Roman2" style:font-size-asian="14pt" style:language-asian="ru" style:country-asian="RU" style:font-name-complex="Times New Roman2" style:font-size-complex="14pt"/>
    </style:style>
    <style:style style:name="T37" style:family="text">
      <style:text-properties style:use-window-font-color="true" loext:opacity="0%" style:font-name="Times New Roman1" fo:font-size="14pt" style:font-size-asian="14pt" style:font-name-complex="Times New Roman2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">Московский Авиационный Институт</text:span></text:p>
      <text:p text:style-name="P14"><text:span text:style-name="T1">(Национальный Исследовательский Университет)</text:span></text:p>
      <text:p text:style-name="P16"/>
      <text:p text:style-name="P14"><text:span text:style-name="T1">Факультет информационных технологий и прикладной математики</text:span></text:p>
      <text:p text:style-name="P14"><text:span text:style-name="T1">Кафедра вычислительной математики и программирования</text:span></text:p>
      <text:p text:style-name="P17"/>
      <text:p text:style-name="P17"/>
      <text:p text:style-name="P14"><text:span text:style-name="T4">Лабораторная работа №</text:span><text:span text:style-name="T6">2</text:span><text:span text:style-name="T4"> по курсу</text:span><text:span text:style-name="T5"> </text:span></text:p>
      <text:p text:style-name="P14"><text:span text:style-name="T8">«Операционные системы»</text:span></text:p>
      <text:p text:style-name="Standard"><text:span text:style-name="T4"><text:tab/></text:span></text:p>
      <text:p text:style-name="P40"><text:span text:style-name="T5">Межпроцессное взаимодействие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30"><text:span text:style-name="T29">Студент: </text:span><text:span text:style-name="T35">[</text:span><text:span text:style-name="T36">Филиппов Владимир Михайлович</text:span><text:span text:style-name="T35">]</text:span></text:p>
      <text:p text:style-name="P31"><text:span text:style-name="T29">Группа: М8О–2</text:span><text:span text:style-name="T30">10</text:span><text:span text:style-name="T29">Б–</text:span><text:span text:style-name="T33">2</text:span><text:span text:style-name="T34">2</text:span></text:p>
      <text:p text:style-name="P31"><text:span text:style-name="T29">Вариант: </text:span><text:span text:style-name="T30">15</text:span></text:p>
      <text:p text:style-name="P30"><text:span text:style-name="T29">Преподаватель: Соколов Андрей Алексеевич</text:span></text:p>
      <text:p text:style-name="P30"><text:span text:style-name="T29">Оценка: __________ </text:span></text:p>
      <text:p text:style-name="P30"><text:span text:style-name="T29">Дата: __________</text:span></text:p>
      <text:p text:style-name="P30"><text:span text:style-name="T29">Подпись: __________</text:span></text:p>
      <text:p text:style-name="P21"/>
      <text:p text:style-name="P23"/>
      <text:p text:style-name="P23"/>
      <text:p text:style-name="P32"><text:span text:style-name="T29">Москва, 20</text:span><text:span text:style-name="T31">2</text:span><text:span text:style-name="T32">3</text:span><text:span text:style-name="T29">.</text:span></text:p>
      <text:p text:style-name="P17"/>
      <text:p text:style-name="P14"><text:soft-page-break/><text:span text:style-name="T4">Постановка задачи</text:span></text:p>
      <text:h text:style-name="Heading_20_2" text:outline-level="2"><text:span text:style-name="T37">Цель работы</text:span></text:h>
      <text:p text:style-name="P34"><text:span text:style-name="T1">Целью является приобретение практических навыков в:</text:span></text:p>
      <text:list xml:id="list1588098682" text:style-name="WWNum2">
        <text:list-item>
          <text:p text:style-name="P9"><text:span text:style-name="T1">Работе с несколькими процессами</text:span></text:p>
        </text:list-item>
        <text:list-item>
          <text:p text:style-name="P2"><text:span text:style-name="T1">Создание программ, </text:span><text:span text:style-name="T2">которые используют межпроцессное взаимодействие</text:span></text:p>
        </text:list-item>
      </text:list>
      <text:h text:style-name="Heading_20_2" text:outline-level="2"><text:span text:style-name="T37">Задание</text:span></text:h>
      <text:p text:style-name="P41"><text:span text:style-name="T2">Требуется написать программу, которая создает дочерний процесс взаимодействует с ним и проверяет, начинается ли входящая строка с большой буквы. Если да, результат записывается в файл.</text:span></text:p>
      <text:p text:style-name="Standard"><text:span text:style-name="T1">В конечном итоге, программа должна состоять из следующих частей:</text:span></text:p>
      <text:list xml:id="list2774158589" text:style-name="WWNum4">
        <text:list-item>
          <text:p text:style-name="P10"><text:span text:style-name="T1">Программа родительского процесса</text:span></text:p>
        </text:list-item>
        <text:list-item>
          <text:p text:style-name="P10"><text:span text:style-name="T1">Программа дочернего процесса</text:span></text:p>
        </text:list-item>
        <text:list-item>
          <text:p text:style-name="P10"><text:span text:style-name="T1">Библиотечный файл с функциями записи и чтения в/из потока</text:span></text:p>
        </text:list-item>
      </text:list>
      <text:p text:style-name="P33"><text:span text:style-name="T29">Провести анализ </text:span><text:span text:style-name="T30">работы программы</text:span></text:p>
      <text:p text:style-name="P22"/>
      <text:p text:style-name="P35"><text:span text:style-name="T4">Общие сведения о программе</text:span></text:p>
      <text:p text:style-name="P37"><text:span text:style-name="T1">Программа компилируется </text:span><text:span text:style-name="T11">при помощи Makefile</text:span><text:span text:style-name="T1">. Также используется заголовочные файлы: iostream,</text:span><text:span text:style-name="T2"> s</text:span><text:span text:style-name="T1">tring, stdio.h, unistd.h, cstdlib, sys/wait.h, stream, fcntl.h, sys/stat.h. В программе используются следующие системные вызовы:</text:span></text:p>
      <text:list xml:id="list1505630231" text:style-name="WWNum1">
        <text:list-item>
          <text:p text:style-name="P3"><text:span text:style-name="T15">read</text:span><text:span text:style-name="T1"> – </text:span><text:span text:style-name="T2">читает из потока f в переменную s n байт.</text:span></text:p>
        </text:list-item>
        <text:list-item>
          <text:p text:style-name="P11"><text:span text:style-name="T14">write</text:span><text:span text:style-name="T5"> </text:span><text:span text:style-name="T1">– записывает в поток f значение переменной s размером в n байт.</text:span></text:p>
        </text:list-item>
        <text:list-item>
          <text:p text:style-name="P3"><text:span text:style-name="T15">execl</text:span><text:span text:style-name="T5"> </text:span><text:span text:style-name="T1">– </text:span><text:span text:style-name="T2">подменяет образ текущего процесса процессом proc, и отправляет на вход proc входные данные arg1, agr2,…</text:span></text:p>
        </text:list-item>
        <text:list-item>
          <text:p text:style-name="P12"><text:span text:style-name="T15">f</text:span><text:span text:style-name="T14">ork –</text:span><text:span text:style-name="T22"> создает новый дочерний процесс. Возвращает pid.</text:span></text:p>
        </text:list-item>
        <text:list-item>
          <text:p text:style-name="P13"><text:span text:style-name="T9">pipe –</text:span><text:span text:style-name="T22"> создает новый pipe. Возвращает файловые дескрипторы fd1 и fd2 на чтение и запись соответственно.</text:span></text:p>
        </text:list-item>
      </text:list>
      <text:p text:style-name="P35"><text:span text:style-name="T4">Общий метод и алгоритм решения</text:span><text:span text:style-name="T1">.</text:span></text:p>
      <text:p text:style-name="P38"><text:span text:style-name="T1">Для реализации поставленной задачи необходимо:</text:span></text:p>
      <text:list xml:id="list2830382420" text:style-name="WWNum5">
        <text:list-item>
          <text:p text:style-name="P4"><text:span text:style-name="T1">Изучить принципы работы </text:span><text:span text:style-name="T3">write, read, exec*.</text:span></text:p>
        </text:list-item>
        <text:list-item>
          <text:p text:style-name="P4"><text:span text:style-name="T1">Написать </text:span><text:span text:style-name="T3">программу дочернего и родительского процессов.</text:span></text:p>
        </text:list-item>
        <text:list-item>
          <text:p text:style-name="P5"><text:soft-page-break/><text:span text:style-name="T1">Организовать простейший командный интерфейс в файлах </text:span><text:span text:style-name="T12">parent</text:span><text:span text:style-name="T1">.</text:span><text:span text:style-name="T9">c</text:span><text:span text:style-name="T12">pp</text:span><text:span text:style-name="T1"> и </text:span><text:span text:style-name="T3">son.</text:span><text:span text:style-name="T9">c</text:span><text:span text:style-name="T12">pp</text:span></text:p>
          <text:p text:style-name="P7"><text:span text:style-name="T4">Основные файлы программы</text:span></text:p>
        </text:list-item>
      </text:list>
      <text:p text:style-name="P8"/>
      <text:p text:style-name="P6"><text:span text:style-name="T19">[</text:span><text:span text:style-name="T26">Исходники</text:span><text:span text:style-name="T19">; </text:span><text:span text:style-name="T26">не рекомендуется использовать большой междустрочный интервал и </text:span><text:span text:style-name="T27">подсветку синтаксиса</text:span><text:span text:style-name="T20">]</text:span></text:p>
      <text:p text:style-name="Standard"><text:span text:style-name="T7">parent</text:span><text:span text:style-name="T4">.</text:span><text:span text:style-name="T13">c</text:span><text:span text:style-name="T16">pp</text:span><text:span text:style-name="T4">:</text:span></text:p>
      <text:p text:style-name="P27"><text:span text:style-name="T21">#include "WriteRead.h"</text:span></text:p>
      <text:p text:style-name="P24">#define READ 0</text:p>
      <text:p text:style-name="P24">#define WRITE 1</text:p>
      <text:p text:style-name="P26"/>
      <text:p text:style-name="P24">int main() {</text:p>
      <text:p text:style-name="P24">int pipe_fd1[2];</text:p>
      <text:p text:style-name="P24">int pipe_fd2[2];</text:p>
      <text:p text:style-name="P24">WriteString(STDOUT_FILENO, "Type the name of file: \n");</text:p>
      <text:p text:style-name="P24">int fd_file;</text:p>
      <text:p text:style-name="P24">mode_t mode = S_IRWXU;</text:p>
      <text:p text:style-name="P24">int flags = O_WRONLY | O_CREAT | O_APPEND;</text:p>
      <text:p text:style-name="P24">if ((fd_file = open(ScanString(STDIN_FILENO).c_str(), flags, mode)) &lt; 0) {</text:p>
      <text:p text:style-name="P24">WriteString(STDOUT_FILENO, "File isn't opened\n");</text:p>
      <text:p text:style-name="P24">perror("file");</text:p>
      <text:p text:style-name="P24">}</text:p>
      <text:p text:style-name="P24">if (pipe(pipe_fd1) == -1) {</text:p>
      <text:p text:style-name="P24">perror("pipe");</text:p>
      <text:p text:style-name="P24">return -1;</text:p>
      <text:p text:style-name="P24">}</text:p>
      <text:p text:style-name="P24">if (pipe(pipe_fd2) == -1) {</text:p>
      <text:p text:style-name="P24">perror("pipe");</text:p>
      <text:p text:style-name="P24">return -1;</text:p>
      <text:p text:style-name="P24">}</text:p>
      <text:p text:style-name="P24">pid_t pid = fork();</text:p>
      <text:p text:style-name="P24">if (pid == 0) {</text:p>
      <text:p text:style-name="P24">close(pipe_fd2[READ]);</text:p>
      <text:p text:style-name="P24">close(pipe_fd1[WRITE]);</text:p>
      <text:p text:style-name="P24">dup2(pipe_fd2[WRITE], STDERR_FILENO);</text:p>
      <text:p text:style-name="P24">dup2(pipe_fd1[READ], STDIN_FILENO);</text:p>
      <text:p text:style-name="P24">dup2(fd_file, STDOUT_FILENO);</text:p>
      <text:p text:style-name="P24"><text:soft-page-break/>execl("/home/zloyaloha/Yandex.Disk/MAI/OS/os_lab_1/src/build/son.out", "/home/zloyaloha/Yandex.Disk/MAI/OS/os_lab_1/src/build/son.out", NULL);</text:p>
      <text:p text:style-name="P24">} else if (pid &gt; 0) {</text:p>
      <text:p text:style-name="P24">std::string input;</text:p>
      <text:p text:style-name="P24">close(pipe_fd1[READ]);</text:p>
      <text:p text:style-name="P24">close(pipe_fd2[WRITE]);</text:p>
      <text:p text:style-name="P24">WriteString(STDOUT_FILENO, "Type string to check: \n");</text:p>
      <text:p text:style-name="P24">WriteString(pipe_fd1[WRITE], ScanString(STDIN_FILENO));</text:p>
      <text:p text:style-name="P24">WriteString(STDOUT_FILENO, ScanString(pipe_fd2[READ]));</text:p>
      <text:p text:style-name="P24">wait(NULL);</text:p>
      <text:p text:style-name="P24">close(pipe_fd1[WRITE]);</text:p>
      <text:p text:style-name="P24">close(pipe_fd2[READ]);</text:p>
      <text:p text:style-name="P24">} else {</text:p>
      <text:p text:style-name="P24">perror("fork");</text:p>
      <text:p text:style-name="P24">return -1;</text:p>
      <text:p text:style-name="P24">}</text:p>
      <text:p text:style-name="P24">}</text:p>
      <text:p text:style-name="Standard"><text:span text:style-name="T10"/></text:p>
      <text:p text:style-name="Standard"><text:span text:style-name="T16">son</text:span><text:span text:style-name="T13">.c</text:span><text:span text:style-name="T16">pp</text:span></text:p>
      <text:p text:style-name="P27"><text:span text:style-name="T21">#include "WriteRead.h"</text:span></text:p>
      <text:p text:style-name="P24">int main() {</text:p>
      <text:p text:style-name="P24">std::string line;</text:p>
      <text:p text:style-name="P24">line = ScanString(STDIN_FILENO);</text:p>
      <text:p text:style-name="P24">if (isupper(line[0])) {</text:p>
      <text:p text:style-name="P24">WriteString(STDOUT_FILENO, line);</text:p>
      <text:p text:style-name="P24">WriteString(STDERR_FILENO, "String is valid, check the file\n");</text:p>
      <text:p text:style-name="P24">} else {</text:p>
      <text:p text:style-name="P24">WriteString(STDERR_FILENO, "String is not valid\n");</text:p>
      <text:p text:style-name="P24">}</text:p>
      <text:p text:style-name="P24">}</text:p>
      <text:p text:style-name="Standard"><text:span text:style-name="T10"/></text:p>
      <text:p text:style-name="P45"><text:span text:style-name="T13">WriteRead.cpp</text:span></text:p>
      <text:p text:style-name="P27"><text:span text:style-name="T21">#include "WriteRead.h"</text:span></text:p>
      <text:p text:style-name="P24">std::string ScanString(int stream) {</text:p>
      <text:p text:style-name="P24">char c;</text:p>
      <text:p text:style-name="P24">std::string line;</text:p>
      <text:p text:style-name="P24">while (1) {</text:p>
      <text:p text:style-name="P24">if (c == '\n') break;</text:p>
      <text:p text:style-name="P24"><text:soft-page-break/>read(stream, &amp;c, sizeof(char));</text:p>
      <text:p text:style-name="P24">line.push_back(c);</text:p>
      <text:p text:style-name="P24">}</text:p>
      <text:p text:style-name="P24">return line;</text:p>
      <text:p text:style-name="P24">}</text:p>
      <text:p text:style-name="P26"/>
      <text:p text:style-name="P24">void WriteString(int stream, std::string line) {</text:p>
      <text:p text:style-name="P24">write(stream, line.c_str(), line.size());</text:p>
      <text:p text:style-name="P24">}</text:p>
      <text:p text:style-name="P28"/>
      <text:p text:style-name="P29"><text:span text:style-name="T9">WriteRead.h</text:span></text:p>
      <text:p text:style-name="P25"><text:span text:style-name="T9">#pragma once</text:span></text:p>
      <text:p text:style-name="P24">#include &lt;iostream&gt;</text:p>
      <text:p text:style-name="P24">#include &lt;string&gt;</text:p>
      <text:p text:style-name="P24">#include "stdio.h"</text:p>
      <text:p text:style-name="P24">#include "unistd.h"</text:p>
      <text:p text:style-name="P24">#include &lt;cstdlib&gt;</text:p>
      <text:p text:style-name="P24">#include "sys/wait.h"</text:p>
      <text:p text:style-name="P24">#include &lt;fstream&gt;</text:p>
      <text:p text:style-name="P24">#include &lt;fcntl.h&gt;</text:p>
      <text:p text:style-name="P24">#include &lt;sys/stat.h&gt;</text:p>
      <text:p text:style-name="P26"/>
      <text:p text:style-name="P24">void WriteString(int stream, std::string line);</text:p>
      <text:p text:style-name="P24">std::string ScanString(int stream);</text:p>
      <text:p text:style-name="P24"/>
      <text:p text:style-name="P18"/>
      <text:p text:style-name="P18"/>
      <text:p text:style-name="P18"/>
      <text:p text:style-name="P14"><text:span text:style-name="T14">Пример работы</text:span></text:p>
      <text:p text:style-name="P43"><text:span text:style-name="T23">1. test1:</text:span></text:p>
      <text:p text:style-name="P44"><text:span text:style-name="T18"><text:tab/></text:span><text:span text:style-name="T17">Input:</text:span><text:span text:style-name="T18"> res1.txt</text:span></text:p>
      <text:p text:style-name="P44"><text:span text:style-name="T18"><text:tab/><text:tab/> <text:s/>Abcd ABcd asdmfl</text:span></text:p>
      <text:p text:style-name="P44"><text:span text:style-name="T18"/></text:p>
      <text:p text:style-name="P44"><text:span text:style-name="T18"><text:tab/></text:span><text:span text:style-name="T17">Output: </text:span><text:span text:style-name="T18">String is valid, check the file</text:span></text:p>
      <text:p text:style-name="P44"><text:span text:style-name="T18"><text:tab/><text:tab/> <text:s text:c="4"/>Abcd ABcd asdmfl</text:span></text:p>
      <text:p text:style-name="P43"><text:span text:style-name="T23">2. test2:</text:span></text:p>
      <text:p text:style-name="P44"><text:span text:style-name="T18"><text:tab/></text:span><text:span text:style-name="T17">Input:</text:span><text:span text:style-name="T18"> res2.txt</text:span></text:p>
      <text:p text:style-name="P44"><text:span text:style-name="T18"><text:tab/><text:tab/> <text:s/>gogogogogo gogogogo everton</text:span></text:p>
      <text:p text:style-name="P44"><text:span text:style-name="T18"/></text:p>
      <text:p text:style-name="P44"><text:span text:style-name="T18"><text:tab/></text:span><text:span text:style-name="T17">Output: </text:span><text:span text:style-name="T18">String is not valid</text:span></text:p>
      <text:p text:style-name="P43"><text:span text:style-name="T23">3. test3:</text:span></text:p>
      <text:p text:style-name="P44"><text:span text:style-name="T18"><text:tab/></text:span><text:span text:style-name="T17">Input:</text:span><text:span text:style-name="T18"> res3.txt</text:span></text:p>
      <text:p text:style-name="P44"><text:span text:style-name="T18"><text:tab/><text:tab/> <text:s/></text:span></text:p>
      <text:p text:style-name="P44"><text:soft-page-break/><text:span text:style-name="T18"/></text:p>
      <text:p text:style-name="P44"><text:span text:style-name="T18"><text:tab/></text:span><text:span text:style-name="T17">Output: </text:span><text:span text:style-name="T18">String is not valid</text:span></text:p>
      <text:p text:style-name="P43"><text:span text:style-name="T23">4. test3:</text:span></text:p>
      <text:p text:style-name="P44"><text:span text:style-name="T18"><text:tab/></text:span><text:span text:style-name="T17">Input:</text:span><text:span text:style-name="T18"> res4.txt</text:span></text:p>
      <text:p text:style-name="P44"><text:span text:style-name="T18"><text:tab/><text:tab/> <text:s/>123 Abcd Abcd djdjdjjd</text:span></text:p>
      <text:p text:style-name="P44"><text:span text:style-name="T18"><text:tab/><text:tab/> <text:s/></text:span></text:p>
      <text:p text:style-name="P44"><text:span text:style-name="T18"><text:tab/></text:span><text:span text:style-name="T17">Output: </text:span><text:span text:style-name="T18">String is not valid<text:tab/><text:tab/><text:tab/><text:tab/> <text:s text:c="2"/></text:span></text:p>
      <text:p text:style-name="P39"/>
      <text:p text:style-name="P36"><text:span text:style-name="T4">Вывод</text:span></text:p>
      <text:p text:style-name="P42"><text:span text:style-name="T24">П</text:span><text:span text:style-name="T23">ри выполнении данной лабораторной работы я научился работать с несколькими процессами. </text:span><text:span text:style-name="T25">Обучился межпроцессному взаимодействию при помощи именнованных каналов pipe. Понял, что под scanf, printf, cin, cout лежат системные вызовы write и read. Научился отлаживать программы при помощи strace. Написал собственную программу использующую несколько процессов и каналы pip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 Mono" svg:font-family="'Droid Sans Mono', monospace, monospace"/>
    <style:font-face style:name="F" svg:font-family="" style:font-family-generic="system" style:font-pitch="variable"/>
    <style:font-face style:name="Google Sans" svg:font-family="'Google Sans', arial, sans-serif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" svg:font-family="'Times New'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language-asian="en" style:country-asian="US" style:font-weight-asian="bold" style:font-name-complex="F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 fo:line-height="115%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class="index">
      <style:paragraph-properties fo:margin-top="0.423cm" fo:margin-bottom="0.212cm" style:contextual-spacing="false"/>
      <style:text-properties fo:font-size="10pt" fo:font-weight="bold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Standard" style:auto-update="true" style:class="index">
      <style:paragraph-properties fo:margin-left="0.388cm" fo:margin-right="0cm" fo:margin-top="0.212cm" fo:margin-bottom="0cm" style:contextual-spacing="false" fo:text-indent="0cm" style:auto-text-indent="false"/>
      <style:text-properties fo:font-size="10pt" fo:font-style="italic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Contents_20_3" style:display-name="Contents 3" style:family="paragraph" style:parent-style-name="Standard" style:auto-update="true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4" style:display-name="Contents 4" style:family="paragraph" style:parent-style-name="Standard" style:auto-update="true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style:parent-style-name="Standard" style:auto-update="true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style:parent-style-name="Standard" style:auto-update="true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style:parent-style-name="Standard" style:auto-update="true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style:parent-style-name="Standard" style:auto-update="true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style:parent-style-name="Standard" style:auto-update="true" style:class="index">
      <style:paragraph-properties fo:margin-left="3.104cm" fo:margin-right="0cm" fo:margin-top="0cm" fo:margin-bottom="0cm" style:contextual-spacing="false" fo:text-indent="0cm" style:auto-text-indent="false"/>
      <style:text-properties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F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language-asian="ru" style:country-asian="RU" style:font-name-complex="F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ListLabel_20_1" style:display-name="ListLabel 1" style:family="text">
      <style:text-properties fo:font-size="14pt" fo:font-weight="bold" style:font-size-asian="14pt" style:font-weight-asian="bold" style:font-weight-complex="bold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asian="F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3-09-28T18:39:55.766105569</dc:date>
    <meta:editing-cycles>61</meta:editing-cycles>
    <meta:editing-duration>PT11H16M46S</meta:editing-duration>
    <meta:generator>LibreOffice/7.3.7.2$Linux_X86_64 LibreOffice_project/30$Build-2</meta:generator>
    <meta:document-statistic meta:table-count="0" meta:image-count="0" meta:object-count="0" meta:page-count="6" meta:paragraph-count="149" meta:word-count="589" meta:character-count="4745" meta:non-whitespace-character-count="426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